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ine_col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  <table:table-cell office:value-type="string" calcext:value-type="string">
            <text:p>#0033a0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  <table:table-cell office:value-type="string" calcext:value-type="string">
            <text:p>#c8102e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  <table:table-cell office:value-type="string" calcext:value-type="string">
            <text:p>#01216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  <table:table-cell office:value-type="string" calcext:value-type="string">
            <text:p>#00966e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  <table:table-cell office:value-type="string" calcext:value-type="string">
            <text:p>#002395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  <table:table-cell office:value-type="string" calcext:value-type="string">
            <text:p>#009900</text:p>
          </table:table-cell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  <table:table-cell office:value-type="string" calcext:value-type="string">
            <text:p>#d52b1e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  <table:table-cell office:value-type="string" calcext:value-type="string">
            <text:p>#da291c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CIS</text:p>
          </table:table-cell>
          <table:table-cell office:value-type="string" calcext:value-type="string">
            <text:p>Commonwealth of Independent States</text:p>
          </table:table-cell>
          <table:table-cell office:value-type="string" calcext:value-type="string">
            <text:p>Společenství nezávislých států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  <table:table-cell/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office:value-type="string" calcext:value-type="string">
            <text:p>#11457e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  <table:table-cell office:value-type="string" calcext:value-type="string">
            <text:p>#ffce00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#fabd00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#002654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  <table:table-cell office:value-type="string" calcext:value-type="string">
            <text:p>#012169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  <table:table-cell office:value-type="string" calcext:value-type="string">
            <text:p>#0d5eaf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  <table:table-cell office:value-type="string" calcext:value-type="string">
            <text:p>#171796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  <table:table-cell office:value-type="string" calcext:value-type="string">
            <text:p>#436f4d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  <table:table-cell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  <table:table-cell office:value-type="string" calcext:value-type="string">
            <text:p>#ff883e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  <table:table-cell office:value-type="string" calcext:value-type="string">
            <text:p>#239f40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#02529c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  <table:table-cell office:value-type="string" calcext:value-type="string">
            <text:p>#009246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  <table:table-cell office:value-type="string" calcext:value-type="string">
            <text:p>#bc002d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  <table:table-cell office:value-type="string" calcext:value-type="string">
            <text:p>#00abc2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  <table:table-cell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  <table:table-cell office:value-type="string" calcext:value-type="string">
            <text:p>#006a4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  <table:table-cell office:value-type="string" calcext:value-type="string">
            <text:p>#00a3e0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  <table:table-cell office:value-type="string" calcext:value-type="string">
            <text:p>#9d2235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  <table:table-cell office:value-type="string" calcext:value-type="string">
            <text:p>#da2031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  <table:table-cell office:value-type="string" calcext:value-type="string">
            <text:p>#cc000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  <table:table-cell office:value-type="string" calcext:value-type="string">
            <text:p>#ae1c28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#00205b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  <table:table-cell office:value-type="string" calcext:value-type="string">
            <text:p>#012169</text:p>
          </table:table-cell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  <table:table-cell office:value-type="string" calcext:value-type="string">
            <text:p>#0038a8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  <table:table-cell office:value-type="string" calcext:value-type="string">
            <text:p>#024fa2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  <table:table-cell office:value-type="string" calcext:value-type="string">
            <text:p>#fcd116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  <table:table-cell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  <table:table-cell office:value-type="string" calcext:value-type="string">
            <text:p>#c6363c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  <table:table-cell office:value-type="string" calcext:value-type="string">
            <text:p>#0000ff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#fecb00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  <table:table-cell office:value-type="string" calcext:value-type="string">
            <text:p>#2d2a4a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  <table:table-cell office:value-type="string" calcext:value-type="string">
            <text:p>#00843d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  <table:table-cell office:value-type="string" calcext:value-type="string">
            <text:p>#e30a17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  <table:table-cell office:value-type="string" calcext:value-type="string">
            <text:p>#fe0000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  <table:table-cell office:value-type="string" calcext:value-type="string">
            <text:p>#ffd70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pojené státy americké</text:p>
          </table:table-cell>
          <table:table-cell/>
          <table:table-cell office:value-type="string" calcext:value-type="string">
            <text:p>#0a3161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ekistán</text:p>
          </table:table-cell>
          <table:table-cell/>
          <table:table-cell office:value-type="string" calcext:value-type="string">
            <text:p>#3081f7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  <table:table-cell/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  <table:table-cell office:value-type="string" calcext:value-type="string">
            <text:p>#000000</text:p>
          </table:table-cell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</table:table>
      <table:table table:name="200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K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U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AF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200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T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F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RV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6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G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K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Z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NG</text:p>
          </table:table-cell>
          <table:table-cell office:value-type="float" office:value="260" calcext:value-type="float">
            <text:p>260</text:p>
          </table:table-cell>
        </table:table-row>
      </table:table>
      <table:table table:name="200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Z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LD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0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0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B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P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1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14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8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201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201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2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202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K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WT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2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G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N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W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YS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K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O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G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H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X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NG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G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Z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M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R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YS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3:14:26.5026223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1-06T22:57:16.425000000</meta:creation-date>
    <dc:date>2025-06-29T13:26:13.507587614</dc:date>
    <meta:editing-duration>P1DT7H39M55S</meta:editing-duration>
    <meta:editing-cycles>153</meta:editing-cycles>
    <meta:generator>LibreOffice/7.2.2.2$MacOSX_X86_64 LibreOffice_project/02b2acce88a210515b4a5bb2e46cbfb63fe97d56</meta:generator>
    <meta:document-statistic meta:table-count="120" meta:cell-count="7806" meta:object-count="0"/>
    <meta:user-defined meta:name=""/>
  </office:meta>
</office:document-meta>
</file>